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A00000224019BF3F51688A428.png" manifest:media-type="image/png"/>
  <manifest:file-entry manifest:full-path="Pictures/10000000000002EA000002243755F9B4A1EFA94C.png" manifest:media-type="image/png"/>
  <manifest:file-entry manifest:full-path="Pictures/10000000000002EA00000224A727AE21046D9F9E.png" manifest:media-type="image/png"/>
  <manifest:file-entry manifest:full-path="Pictures/10000000000002EA000002244715F5D785353C86.png" manifest:media-type="image/png"/>
  <manifest:file-entry manifest:full-path="Pictures/10000000000002EA00000241ADECD910AB7F4566.png" manifest:media-type="image/png"/>
  <manifest:file-entry manifest:full-path="Pictures/10000000000001FE00000169ED23D10792DA4479.jpg" manifest:media-type="image/jpeg"/>
  <manifest:file-entry manifest:full-path="Pictures/10000000000001FE00000169B9318C2309677FA6.jpg" manifest:media-type="image/jpeg"/>
  <manifest:file-entry manifest:full-path="Pictures/10000000000001FE00000169CCABC303B4264755.jpg" manifest:media-type="image/jpeg"/>
  <manifest:file-entry manifest:full-path="Pictures/10000000000001FE00000169B4336786B214F79D.jpg" manifest:media-type="image/jpeg"/>
  <manifest:file-entry manifest:full-path="Pictures/10000000000001FE00000169A1978BF3BE944F6A.jpg" manifest:media-type="image/jpeg"/>
  <manifest:file-entry manifest:full-path="Pictures/10000000000001FE0000016915F5468B7FD95413.jpg" manifest:media-type="image/jpeg"/>
  <manifest:file-entry manifest:full-path="Pictures/10000000000001FE00000169E643032AFCF673B5.jpg" manifest:media-type="image/jpeg"/>
  <manifest:file-entry manifest:full-path="Pictures/10000000000001FE00000169A28D5D6D4630B2F3.jpg" manifest:media-type="image/jpeg"/>
  <manifest:file-entry manifest:full-path="Pictures/10000000000001FE0000016918BF319A616AC194.jpg" manifest:media-type="image/jpeg"/>
  <manifest:file-entry manifest:full-path="Pictures/10000000000001FE00000169F0A85E57B06BBF6B.jpg" manifest:media-type="image/jpeg"/>
  <manifest:file-entry manifest:full-path="Pictures/10000000000001FE000001690790BDB98D2B9617.jpg" manifest:media-type="image/jpeg"/>
  <manifest:file-entry manifest:full-path="Pictures/10000000000001FE000001698E158F2111A61F29.jpg" manifest:media-type="image/jpeg"/>
  <manifest:file-entry manifest:full-path="Pictures/10000000000001FF0000012E1816CF73C22E17C4.jpg" manifest:media-type="image/jpeg"/>
  <manifest:file-entry manifest:full-path="Pictures/10000000000001FE000001691D2BF0307483A2AA.jpg" manifest:media-type="image/jpeg"/>
  <manifest:file-entry manifest:full-path="Pictures/10000000000001FE00000169DCD343E035B63901.jpg" manifest:media-type="image/jpeg"/>
  <manifest:file-entry manifest:full-path="Pictures/10000000000001FF000001319DC6DE9555BA1FA9.jpg" manifest:media-type="image/jpeg"/>
  <manifest:file-entry manifest:full-path="Pictures/10000000000001FE00000169B0651A002352ED2F.jpg" manifest:media-type="image/jpeg"/>
  <manifest:file-entry manifest:full-path="Pictures/10000000000001FE00000169E2D2220FEEE99CE1.jpg" manifest:media-type="image/jpeg"/>
  <manifest:file-entry manifest:full-path="Pictures/10000000000001FE00000169C6B6CA001D52F652.jpg" manifest:media-type="image/jpeg"/>
  <manifest:file-entry manifest:full-path="Pictures/10000000000001FE00000169C9A2B01421D9FA6A.jpg" manifest:media-type="image/jpeg"/>
  <manifest:file-entry manifest:full-path="Pictures/10000000000001FE0000016985A9C858CB7C017C.jpg" manifest:media-type="image/jpeg"/>
  <manifest:file-entry manifest:full-path="Pictures/10000000000001FE00000169CCC645096FD7D830.jpg" manifest:media-type="image/jpeg"/>
  <manifest:file-entry manifest:full-path="Pictures/10000000000001FE0000016986E28719B0867472.jpg" manifest:media-type="image/jpeg"/>
  <manifest:file-entry manifest:full-path="Pictures/10000000000001FE000001696A13F87A0694E3B8.jpg" manifest:media-type="image/jpeg"/>
  <manifest:file-entry manifest:full-path="Pictures/10000000000001FE000001690290C78389789120.jpg" manifest:media-type="image/jpeg"/>
  <manifest:file-entry manifest:full-path="Pictures/10000000000001FE000001693D056FC13FB61B65.jpg" manifest:media-type="image/jpeg"/>
  <manifest:file-entry manifest:full-path="Pictures/10000000000001FE00000169C877FDE785A00EF9.jpg" manifest:media-type="image/jpeg"/>
  <manifest:file-entry manifest:full-path="Pictures/10000000000001FE00000169D6A133367E95D33E.jpg" manifest:media-type="image/jpeg"/>
  <manifest:file-entry manifest:full-path="Pictures/10000000000001FE000001693062ACFAC33A4556.jpg" manifest:media-type="image/jpeg"/>
  <manifest:file-entry manifest:full-path="Pictures/10000000000001FE00000169EEF97ED0A946F9B7.jpg" manifest:media-type="image/jpeg"/>
  <manifest:file-entry manifest:full-path="Pictures/10000000000001FE000001691A647C642139C60F.jpg" manifest:media-type="image/jpeg"/>
  <manifest:file-entry manifest:full-path="Pictures/10000000000001FE00000169912E3E9EF56D5504.jpg" manifest:media-type="image/jpeg"/>
  <manifest:file-entry manifest:full-path="Pictures/10000000000001FE0000016997B8EAA29FC716E3.jpg" manifest:media-type="image/jpeg"/>
  <manifest:file-entry manifest:full-path="Pictures/10000000000001FE0000016937C845F5DAD3CD95.jpg" manifest:media-type="image/jpeg"/>
  <manifest:file-entry manifest:full-path="Pictures/10000000000001FE00000169F1BC8F965B50141B.jpg" manifest:media-type="image/jpeg"/>
  <manifest:file-entry manifest:full-path="Pictures/10000000000001FE000001679B875C381F9BD42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0.528cm" fo:min-width="10.81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ed1c24" fo:min-height="9.134cm"/>
    </style:style>
    <style:style style:name="P1" style:family="paragraph">
      <loext:graphic-properties draw:fill-color="#ffffff"/>
      <style:text-properties fo:font-size="26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ed1c24"/>
      <style:text-properties fo:font-size="26pt" style:font-size-asian="32pt" style:font-size-complex="32pt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6pt" style:font-size-complex="26pt"/>
    </style:style>
    <style:style style:name="T3" style:family="text">
      <style:text-properties style:text-outline="false" style:text-line-through-style="none" style:text-line-through-type="none" style:font-name="Liberation Sans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1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2pt" style:language-asian="zh" style:country-asian="CN" style:font-style-asian="normal" style:font-weight-asian="normal" style:font-name-complex="Ari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6pt" fo:background-color="#ffffff" style:font-size-asian="32pt" style:font-size-complex="3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8pt" style:language-asian="zh" style:country-asian="CN" style:font-style-asian="normal" style:font-weight-asian="normal" style:font-name-complex="Lohit Devanagari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1: CL002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011 </text:span><text:span text:style-name="T2">08/07/2015</text:span></text:p>
            <text:p><text:span text:style-name="T1">Receptor:G1449 </text:span><text:span text:style-name="T3">22/07/2015</text:span></text:p>
            <text:p><text:span text:style-name="T3"/></text:p>
            <text:p><text:span text:style-name="T4">Cluster_distance : 1</text:span></text:p>
            <text:p><text:span text:style-name="T4">Bottleneck_distance: 1</text:span></text:p>
          </draw:text-box>
        </draw:frame>
        <draw:frame draw:style-name="gr1" draw:text-style-name="P2" draw:layer="layout" svg:width="13.519cm" svg:height="7.989cm" svg:x="13.462cm" svg:y="4.318cm">
          <draw:image xlink:href="Pictures/10000000000001FF0000012E1816CF73C22E17C4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2: CL039 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945 </text:span><text:span text:style-name="T3">31/05/2015</text:span></text:p>
            <text:p><text:span text:style-name="T1">Receptor:G1023 </text:span><text:span text:style-name="T3">18/06/2015</text:span></text:p>
            <text:p><text:span text:style-name="T3"/></text:p>
            <text:p><text:span text:style-name="T4">Cluster_distance:0</text:span></text:p>
            <text:p><text:span text:style-name="T4">Bottleneck_distance:0</text:span></text:p>
          </draw:text-box>
        </draw:frame>
        <draw:frame draw:style-name="gr1" draw:text-style-name="P2" draw:layer="layout" svg:width="13.493cm" svg:height="9.55cm" svg:x="14.224cm" svg:y="3.257cm">
          <draw:image xlink:href="Pictures/10000000000001FE000001693D056FC13FB61B65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3: CL029 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128 </text:span><text:span text:style-name="T3">04/05/2015</text:span></text:p>
            <text:p><text:span text:style-name="T1">Receptor:G1562 </text:span><text:span text:style-name="T3">10/12/2015</text:span></text:p>
            <text:p><text:span text:style-name="T4"/></text:p>
            <text:p><text:span text:style-name="T4">Cluster_distance:0</text:span></text:p>
            <text:p><text:span text:style-name="T4">Bottleneck_distance:0</text:span></text:p>
          </draw:text-box>
        </draw:frame>
        <draw:frame draw:style-name="gr1" draw:text-style-name="P2" draw:layer="layout" svg:width="13.493cm" svg:height="9.55cm" svg:x="14.507cm" svg:y="3.404cm">
          <draw:image xlink:href="Pictures/10000000000001FE000001690790BDB98D2B9617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4: CL010 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180</text:span><text:span text:style-name="T5"> </text:span><text:span text:style-name="T6">09/09/2015</text:span></text:p>
            <text:p><text:span text:style-name="T1">Receptor:G1181</text:span><text:span text:style-name="T5"> </text:span><text:span text:style-name="T7">01/09/2015</text:span></text:p>
            <text:p><text:span text:style-name="T4"/></text:p>
            <text:p><text:span text:style-name="T4">Cluster_distance:0</text:span></text:p>
            <text:p><text:span text:style-name="T4">Bottleneck_distance:0</text:span></text:p>
          </draw:text-box>
        </draw:frame>
        <draw:frame draw:style-name="gr1" draw:text-style-name="P2" draw:layer="layout" svg:width="13.493cm" svg:height="9.55cm" svg:x="14.478cm" svg:y="3.912cm">
          <draw:image xlink:href="Pictures/10000000000001FE00000169C6B6CA001D52F65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5: CL119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 G1285 </text:span><text:span text:style-name="T3">12/08/2015</text:span></text:p>
            <text:p><text:span text:style-name="T1">Receptor: G1334 </text:span><text:span text:style-name="T3">16/11/2015</text:span></text:p>
            <text:p><text:span text:style-name="T8"/></text:p>
            <text:p><text:span text:style-name="T4">Cluster_distance:0</text:span></text:p>
            <text:p><text:span text:style-name="T4">Bottleneck_distance:0</text:span></text:p>
          </draw:text-box>
        </draw:frame>
        <draw:frame draw:style-name="gr1" draw:text-style-name="P2" draw:layer="layout" svg:width="13.493cm" svg:height="9.55cm" svg:x="14.478cm" svg:y="3.912cm">
          <draw:image xlink:href="Pictures/10000000000001FE000001690290C78389789120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6: CL078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4">Donor:G1494 </text:span><text:span text:style-name="T2">NA</text:span></text:p>
            <text:p><text:span text:style-name="T4">Receptor:G1495 </text:span><text:span text:style-name="T2">NA</text:span></text:p>
            <text:p><text:span text:style-name="T4"/></text:p>
            <text:p><text:span text:style-name="T4">Cluster_distance:0</text:span></text:p>
            <text:p><text:span text:style-name="T4">Bottleneck_distance:1</text:span></text:p>
          </draw:text-box>
        </draw:frame>
        <draw:frame draw:style-name="gr1" draw:text-style-name="P2" draw:layer="layout" svg:width="13.493cm" svg:height="9.55cm" svg:x="14.478cm" svg:y="3.658cm">
          <draw:image xlink:href="Pictures/10000000000001FE00000169B0651A002352ED2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:07_1 CL037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766 </text:span><text:span text:style-name="T3">30/03/2015</text:span></text:p>
            <text:p><text:span text:style-name="T1">Receptor:G817 </text:span><text:span text:style-name="T3">18/02/2015</text:span></text:p>
            <text:p><text:span text:style-name="T8"/></text:p>
            <text:p><text:span text:style-name="T4">Cluster_distance:0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478cm" svg:y="4.064cm">
          <draw:image xlink:href="Pictures/10000000000001FE000001691D2BF0307483A2AA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7_2: CL037</text:p>
          </draw:text-box>
        </draw:frame>
        <draw:frame presentation:style-name="pr4" draw:text-style-name="P5" draw:layer="layout" svg:width="12.7cm" svg:height="9.134cm" svg:x="0.508cm" svg:y="4.328cm">
          <draw:text-box>
            <text:p><text:span text:style-name="T1">Donor:G766 </text:span><text:span text:style-name="T3">30/03/2015</text:span></text:p>
            <text:p><text:span text:style-name="T1">Receptor:G1513 </text:span><text:span text:style-name="T9">30/01/2016</text:span><text:span text:style-name="T10"> </text:span></text:p>
            <text:p><text:span text:style-name="T11"/></text:p>
            <text:p><text:span text:style-name="T4">Cluster_distance:</text:span><text:span text:style-name="T12">0</text:span></text:p>
            <text:p><text:span text:style-name="T4">Bottleneck_distance:9</text:span></text:p>
          </draw:text-box>
        </draw:frame>
        <draw:frame draw:style-name="gr1" draw:text-style-name="P2" draw:layer="layout" svg:width="13.493cm" svg:height="9.55cm" svg:x="14.478cm" svg:y="3.302cm">
          <draw:image xlink:href="Pictures/10000000000001FE00000169F0A85E57B06BBF6B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8: CL072 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544 </text:span><text:span text:style-name="T3">25/05/2016</text:span></text:p>
            <text:p><text:span text:style-name="T1">Receptor:G1630 </text:span><text:span text:style-name="T3">27/05/2016</text:span></text:p>
            <text:p><text:span text:style-name="T8"/></text:p>
            <text:p><text:span text:style-name="T4">Cluster_distance:0</text:span></text:p>
            <text:p><text:span text:style-name="T4">Bottleneck_distance:1</text:span></text:p>
          </draw:text-box>
        </draw:frame>
        <draw:frame draw:style-name="gr1" draw:text-style-name="P2" draw:layer="layout" svg:width="13.493cm" svg:height="9.55cm" svg:x="14.478cm" svg:y="3.404cm">
          <draw:image xlink:href="Pictures/10000000000001FE0000016915F5468B7FD95413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9: CL116</text:p>
          </draw:text-box>
        </draw:frame>
        <draw:frame presentation:style-name="pr4" draw:text-style-name="P5" draw:layer="layout" svg:width="12.7cm" svg:height="9.134cm" svg:x="0.508cm" svg:y="4.328cm">
          <draw:text-box>
            <text:p><text:span text:style-name="T1">Donor:G1564 </text:span><text:span text:style-name="T3">09/12/2015</text:span></text:p>
            <text:p><text:span text:style-name="T1">Receptor:G1742 </text:span><text:span text:style-name="T3">29/01/2016</text:span></text:p>
            <text:p><text:span text:style-name="T3"/></text:p>
            <text:p><text:span text:style-name="T4">Cluster_distance:</text:span><text:span text:style-name="T12">0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507cm" svg:y="3.658cm">
          <draw:image xlink:href="Pictures/10000000000001FE000001696A13F87A0694E3B8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luster 10: CL016 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570 </text:span><text:span text:style-name="T13">11/02/2016</text:span><text:span text:style-name="T1"> </text:span></text:p>
            <text:p><text:span text:style-name="T1">Receptor:G1578 </text:span><text:span text:style-name="T3">10/02/2016</text:span></text:p>
            <text:p><text:span text:style-name="T8"/></text:p>
            <text:p><text:span text:style-name="T4">Cluster_distance:0</text:span></text:p>
            <text:p><text:span text:style-name="T4">Bottleneck_distance:0</text:span></text:p>
          </draw:text-box>
        </draw:frame>
        <draw:frame draw:style-name="gr1" draw:text-style-name="P2" draw:layer="layout" svg:width="13.519cm" svg:height="8.069cm" svg:x="14.481cm" svg:y="3.81cm">
          <draw:image xlink:href="Pictures/10000000000001FF000001319DC6DE9555BA1FA9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1_1: CL091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604 </text:span><text:span text:style-name="T3">04/05/2016</text:span></text:p>
            <text:p><text:span text:style-name="T1">Receptor:G1986 </text:span><text:span text:style-name="T3">20/04/2017</text:span></text:p>
            <text:p><text:span text:style-name="T3"/></text:p>
            <text:p><text:span text:style-name="T4">Cluster_distance:</text:span><text:span text:style-name="T12">0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507cm" svg:y="3.556cm">
          <draw:image xlink:href="Pictures/10000000000001FE00000169B4336786B214F79D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1_2: CL091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604 </text:span><text:span text:style-name="T3">04/05/2016</text:span></text:p>
            <text:p><text:span text:style-name="T1">Receptor:G2020 </text:span><text:span text:style-name="T3">09/05/2017</text:span></text:p>
            <text:p><text:span text:style-name="T3"/></text:p>
            <text:p><text:span text:style-name="T4">Cluster_distance:0</text:span></text:p>
            <text:p><text:span text:style-name="T4">Bottleneck_distance:0</text:span></text:p>
          </draw:text-box>
        </draw:frame>
        <draw:frame draw:style-name="gr1" draw:text-style-name="P2" draw:layer="layout" svg:width="13.493cm" svg:height="9.55cm" svg:x="14.478cm" svg:y="3.556cm">
          <draw:image xlink:href="Pictures/10000000000001FE00000169A28D5D6D4630B2F3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2_1: CL069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653 </text:span><text:span text:style-name="T3">11/08/2016</text:span></text:p>
            <text:p><text:span text:style-name="T1">Receptor:G1648 </text:span><text:span text:style-name="T3">11/07/2016</text:span></text:p>
            <text:p><text:span text:style-name="T3"/></text:p>
            <text:p><text:span text:style-name="T4">Cluster_distance:</text:span><text:span text:style-name="T12">3</text:span></text:p>
            <text:p><text:span text:style-name="T4">Bottleneck_distance:11</text:span></text:p>
          </draw:text-box>
        </draw:frame>
        <draw:frame draw:style-name="gr1" draw:text-style-name="P2" draw:layer="layout" svg:width="13.493cm" svg:height="9.55cm" svg:x="14.478cm" svg:y="3.404cm">
          <draw:image xlink:href="Pictures/10000000000001FE00000169CCABC303B4264755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2_2: CL069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653 </text:span><text:span text:style-name="T3">11/08/2016</text:span></text:p>
            <text:p><text:span text:style-name="T1">Receptor:G1785 </text:span><text:span text:style-name="T3">27/09/2016</text:span></text:p>
            <text:p><text:span text:style-name="T3"/></text:p>
            <text:p><text:span text:style-name="T4">Cluster_distance:0</text:span></text:p>
            <text:p><text:span text:style-name="T4">Bottleneck_distance:6</text:span></text:p>
          </draw:text-box>
        </draw:frame>
        <draw:frame draw:style-name="gr1" draw:text-style-name="P2" draw:layer="layout" svg:width="13.493cm" svg:height="9.55cm" svg:x="14.507cm" svg:y="3.912cm">
          <draw:image xlink:href="Pictures/10000000000001FE0000016986E28719B086747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:13</text:p>
          </draw:text-box>
        </draw:frame>
        <draw:frame presentation:style-name="pr2" draw:text-style-name="P4" draw:layer="layout" svg:width="12.7cm" svg:height="9.134cm" svg:x="0.508cm" svg:y="4.328cm">
          <draw:text-box>
            <text:p>Donor:G1804</text:p>
            <text:p>Receptor:G1803</text:p>
            <text:p>Cluster_distance:0</text:p>
            <text:p>Bottleneck_distance:294</text:p>
          </draw:text-box>
        </draw:frame>
        <draw:frame draw:style-name="gr1" draw:text-style-name="P2" draw:layer="layout" svg:width="13.493cm" svg:height="9.55cm" svg:x="14.478cm" svg:y="3.257cm">
          <draw:image xlink:href="Pictures/10000000000001FE00000169ED23D10792DA4479.jpg" xlink:type="simple" xlink:show="embed" xlink:actuate="onLoad">
            <text:p/>
          </draw:image>
        </draw:frame>
        <draw:custom-shape draw:style-name="gr3" draw:text-style-name="P6" draw:layer="layout" svg:width="16.002cm" svg:height="15.24cm" svg:x="5.842cm" svg:y="0.25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4: CL153 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2154 </text:span><text:span text:style-name="T3">27/06/2017</text:span></text:p>
            <text:p><text:span text:style-name="T1">Receptor:G2160 </text:span><text:span text:style-name="T3">05/07/2017</text:span></text:p>
            <text:p><text:span text:style-name="T8"/></text:p>
            <text:p><text:span text:style-name="T4">Cluster_distance:0</text:span></text:p>
            <text:p><text:span text:style-name="T4">Bottleneck_distance:0</text:span></text:p>
          </draw:text-box>
        </draw:frame>
        <draw:frame draw:style-name="gr1" draw:text-style-name="P2" draw:layer="layout" svg:width="13.493cm" svg:height="9.55cm" svg:x="14.478cm" svg:y="3.658cm">
          <draw:image xlink:href="Pictures/10000000000001FE00000169A1978BF3BE944F6A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5: CL122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2157 </text:span><text:span text:style-name="T3">24/03/2017</text:span></text:p>
            <text:p><text:span text:style-name="T1">Receptor:G2159 </text:span><text:span text:style-name="T3">09/06/2017</text:span></text:p>
            <text:p><text:span text:style-name="T3"/></text:p>
            <text:p><text:span text:style-name="T4">Cluster_distance:0</text:span></text:p>
            <text:p><text:span text:style-name="T4">Bottleneck_distance:1</text:span></text:p>
          </draw:text-box>
        </draw:frame>
        <draw:frame draw:style-name="gr1" draw:text-style-name="P2" draw:layer="layout" svg:width="13.493cm" svg:height="9.55cm" svg:x="14.478cm" svg:y="3.81cm">
          <draw:image xlink:href="Pictures/10000000000001FE00000169C9A2B01421D9FA6A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6: CL017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4">Donor:G262 </text:span><text:span text:style-name="T2">NA</text:span></text:p>
            <text:p><text:span text:style-name="T1">Receptor:G641 </text:span><text:span text:style-name="T3">27/10/2014</text:span></text:p>
            <text:p><text:span text:style-name="T3"/></text:p>
            <text:p><text:span text:style-name="T4">Cluster_distance:</text:span><text:span text:style-name="T12">0</text:span></text:p>
            <text:p><text:span text:style-name="T4">Bottleneck_distance:4</text:span></text:p>
          </draw:text-box>
        </draw:frame>
        <draw:frame draw:style-name="gr1" draw:text-style-name="P2" draw:layer="layout" svg:width="13.493cm" svg:height="9.55cm" svg:x="14.507cm" svg:y="3.81cm">
          <draw:image xlink:href="Pictures/10000000000001FE00000169E643032AFCF673B5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7: CL038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 G84 </text:span><text:span text:style-name="T3">26/02/2014</text:span></text:p>
            <text:p><text:span text:style-name="T1">Receptor:G474 </text:span><text:span text:style-name="T3">26/02/2014</text:span></text:p>
            <text:p><text:span text:style-name="T3"/></text:p>
            <text:p><text:span text:style-name="T4">Cluster_distance:</text:span><text:span text:style-name="T12">0</text:span></text:p>
            <text:p><text:span text:style-name="T4">Bottleneck_distance:4</text:span></text:p>
          </draw:text-box>
        </draw:frame>
        <draw:frame draw:style-name="gr1" draw:text-style-name="P2" draw:layer="layout" svg:width="13.493cm" svg:height="9.55cm" svg:x="14.478cm" svg:y="3.81cm">
          <draw:image xlink:href="Pictures/10000000000001FE00000169912E3E9EF56D5504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8_1: CL019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990 </text:span><text:span text:style-name="T3">30/04/2015</text:span></text:p>
            <text:p><text:span text:style-name="T1">Receptor:G991 </text:span><text:span text:style-name="T3">28/04/2015</text:span></text:p>
            <text:p><text:span text:style-name="T8"/></text:p>
            <text:p><text:span text:style-name="T4">Cluster_distance:0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507cm" svg:y="3.404cm">
          <draw:image xlink:href="Pictures/10000000000001FE0000016985A9C858CB7C017C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8_2: CL019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990 </text:span><text:span text:style-name="T3">30/04/2015</text:span></text:p>
            <text:p><text:span text:style-name="T1">Receptor:G992 </text:span><text:span text:style-name="T3">19/06/2015</text:span></text:p>
            <text:p><text:span text:style-name="T3"/></text:p>
            <text:p><text:span text:style-name="T4">Cluster_distance:0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507cm" svg:y="4.064cm">
          <draw:image xlink:href="Pictures/10000000000001FE0000016918BF319A616AC194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9: CL042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258 </text:span><text:span text:style-name="T3">16/04/2014</text:span></text:p>
            <text:p><text:span text:style-name="T1">Receptor:G128 </text:span><text:span text:style-name="T3">16/03/2014</text:span></text:p>
            <text:p><text:span text:style-name="T14"/></text:p>
            <text:p><text:span text:style-name="T4">Cluster_distance:1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478cm" svg:y="3.658cm">
          <draw:image xlink:href="Pictures/10000000000001FE00000169B9318C2309677FA6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0: CL110 </text:p>
          </draw:text-box>
        </draw:frame>
        <draw:frame presentation:style-name="pr4" draw:text-style-name="P5" draw:layer="layout" svg:width="12.7cm" svg:height="9.134cm" svg:x="0.508cm" svg:y="4.328cm">
          <draw:text-box>
            <text:p><text:span text:style-name="T1">Donor:G1359 </text:span><text:span text:style-name="T3">29/12/2015</text:span></text:p>
            <text:p><text:span text:style-name="T1">Receptor:G1496 </text:span><text:span text:style-name="T3">11/01/2016</text:span></text:p>
            <text:p><text:span text:style-name="T3"/></text:p>
            <text:p><text:span text:style-name="T4">Cluster_distance:</text:span><text:span text:style-name="T12">1</text:span></text:p>
            <text:p><text:span text:style-name="T4">Bottleneck_distance:4</text:span></text:p>
          </draw:text-box>
        </draw:frame>
        <draw:frame draw:style-name="gr1" draw:text-style-name="P2" draw:layer="layout" svg:width="13.493cm" svg:height="9.55cm" svg:x="14.478cm" svg:y="4.323cm">
          <draw:image xlink:href="Pictures/10000000000001FE00000169CCC645096FD7D830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1: CL034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537 </text:span><text:span text:style-name="T3">24/04/2016</text:span></text:p>
            <text:p><text:span text:style-name="T1">Receptor:G1786 </text:span><text:span text:style-name="T3">11/08/2016</text:span></text:p>
            <text:p><text:span text:style-name="T3"/></text:p>
            <text:p><text:span text:style-name="T4">Cluster_distance:</text:span><text:span text:style-name="T12">1</text:span></text:p>
            <text:p><text:span text:style-name="T4">Bottleneck_distance:4</text:span></text:p>
          </draw:text-box>
        </draw:frame>
        <draw:frame draw:style-name="gr1" draw:text-style-name="P2" draw:layer="layout" svg:width="13.493cm" svg:height="9.55cm" svg:x="14.478cm" svg:y="4.064cm">
          <draw:image xlink:href="Pictures/10000000000001FE00000169D6A133367E95D33E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luster 22: CL007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590 </text:span><text:span text:style-name="T3">24/01/2013</text:span></text:p>
            <text:p><text:span text:style-name="T1">Receptor:G249 </text:span><text:span text:style-name="T3">27/06/2014</text:span></text:p>
            <text:p><text:span text:style-name="T3"/></text:p>
            <text:p><text:span text:style-name="T4">Cluster_distance: 1</text:span></text:p>
            <text:p><text:span text:style-name="T4">Bottleneck_distance:8</text:span></text:p>
          </draw:text-box>
        </draw:frame>
        <draw:frame draw:style-name="gr1" draw:text-style-name="P2" draw:layer="layout" svg:width="13.493cm" svg:height="9.55cm" svg:x="14.478cm" svg:y="3.404cm">
          <draw:image xlink:href="Pictures/10000000000001FE000001693062ACFAC33A4556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3: CL129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711 </text:span><text:span text:style-name="T3">15/06/2016</text:span></text:p>
            <text:p><text:span text:style-name="T1">Receptor:G2146 </text:span><text:span text:style-name="T3">25/04/2017</text:span></text:p>
            <text:p><text:span text:style-name="T3"/></text:p>
            <text:p><text:span text:style-name="T4">Cluster_distance:1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478cm" svg:y="4.42cm">
          <draw:image xlink:href="Pictures/10000000000001FE000001691A647C642139C60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4: CL158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2316 </text:span><text:span text:style-name="T3">18/08/2017</text:span></text:p>
            <text:p><text:span text:style-name="T1">Receptor:G2318 </text:span><text:span text:style-name="T3">18/08/2017</text:span></text:p>
            <text:p><text:span text:style-name="T3"/></text:p>
            <text:p><text:span text:style-name="T4">Cluster_distance:1</text:span></text:p>
            <text:p><text:span text:style-name="T4">Bottleneck_distance:1</text:span></text:p>
          </draw:text-box>
        </draw:frame>
        <draw:frame draw:style-name="gr1" draw:text-style-name="P2" draw:layer="layout" svg:width="13.493cm" svg:height="9.55cm" svg:x="14.478cm" svg:y="3.81cm">
          <draw:image xlink:href="Pictures/10000000000001FE00000169DCD343E035B639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5: CL134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2326 </text:span><text:span text:style-name="T3">05/07/2017</text:span></text:p>
            <text:p><text:span text:style-name="T1">Receptor:G2344 </text:span><text:span text:style-name="T3">28/09/2017</text:span></text:p>
            <text:p><text:span text:style-name="T8"/></text:p>
            <text:p><text:span text:style-name="T4">Cluster_distance:</text:span><text:span text:style-name="T12">1</text:span></text:p>
            <text:p><text:span text:style-name="T4">Bottleneck_distance:3</text:span></text:p>
          </draw:text-box>
        </draw:frame>
        <draw:frame draw:style-name="gr1" draw:text-style-name="P2" draw:layer="layout" svg:width="13.493cm" svg:height="9.55cm" svg:x="14.507cm" svg:y="3.15cm">
          <draw:image xlink:href="Pictures/10000000000001FE000001698E158F2111A61F29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6: CL058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4">Donor:G1199 </text:span><text:span text:style-name="T2">NA</text:span></text:p>
            <text:p><text:span text:style-name="T4">Receptor:G1200 </text:span><text:span text:style-name="T2">NA</text:span></text:p>
            <text:p><text:span text:style-name="T4"/></text:p>
            <text:p><text:span text:style-name="T4">Cluster_distance:2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507cm" svg:y="3.048cm">
          <draw:image xlink:href="Pictures/10000000000001FE00000169C877FDE785A00EF9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7: CL056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360 </text:span><text:span text:style-name="T3">29/12/2015</text:span></text:p>
            <text:p><text:span text:style-name="T1">Receptor:G1420 </text:span><text:span text:style-name="T3">25/01/2016</text:span></text:p>
            <text:p><text:span text:style-name="T3"/></text:p>
            <text:p><text:span text:style-name="T4">Cluster_distance:2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507cm" svg:y="3.163cm">
          <draw:image xlink:href="Pictures/10000000000001FE0000016937C845F5DAD3CD95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8: CL082 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693 </text:span><text:span text:style-name="T3">30/05/2016</text:span></text:p>
            <text:p><text:span text:style-name="T1">Receptor:G1661 </text:span><text:span text:style-name="T3">22/06/2016</text:span></text:p>
            <text:p><text:span text:style-name="T3"/></text:p>
            <text:p><text:span text:style-name="T4">Cluster_distance:</text:span><text:span text:style-name="T12">3</text:span></text:p>
            <text:p><text:span text:style-name="T4">Bottleneck_distance:5</text:span></text:p>
          </draw:text-box>
        </draw:frame>
        <draw:frame draw:style-name="gr1" draw:text-style-name="P2" draw:layer="layout" svg:width="13.493cm" svg:height="9.55cm" svg:x="14.478cm" svg:y="3.163cm">
          <draw:image xlink:href="Pictures/10000000000001FE0000016997B8EAA29FC716E3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9: CL103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915 </text:span><text:span text:style-name="T3">26/01/2017</text:span></text:p>
            <text:p><text:span text:style-name="T1">Receptor:G1922 </text:span><text:span text:style-name="T3">03/02/2017</text:span></text:p>
            <text:p><text:span text:style-name="T3"/></text:p>
            <text:p><text:span text:style-name="T4">Cluster_distance:8</text:span></text:p>
            <text:p><text:span text:style-name="T4">Bottleneck_distance:8</text:span></text:p>
          </draw:text-box>
        </draw:frame>
        <draw:frame draw:style-name="gr1" draw:text-style-name="P2" draw:layer="layout" svg:width="13.493cm" svg:height="9.55cm" svg:x="14.478cm" svg:y="3.163cm">
          <draw:image xlink:href="Pictures/10000000000001FE00000169EEF97ED0A946F9B7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30: CL068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64 </text:span><text:span text:style-name="T3">27/06/2014</text:span></text:p>
            <text:p><text:span text:style-name="T1">Receptor:G168 </text:span><text:span text:style-name="T3">20/06/2014</text:span></text:p>
            <text:p><text:span text:style-name="T3"/></text:p>
            <text:p><text:span text:style-name="T4">Cluster_distance:4</text:span></text:p>
            <text:p><text:span text:style-name="T4">Bottleneck_distance:9</text:span></text:p>
          </draw:text-box>
        </draw:frame>
        <draw:frame draw:style-name="gr1" draw:text-style-name="P2" draw:layer="layout" svg:width="13.493cm" svg:height="9.55cm" svg:x="14.478cm" svg:y="3.163cm">
          <draw:image xlink:href="Pictures/10000000000001FE00000169F1BC8F965B50141B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31: CL060 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675 </text:span><text:span text:style-name="T3">05/02/2015</text:span></text:p>
            <text:p><text:span text:style-name="T1">Receptor:G832 </text:span><text:span text:style-name="T3">16/04/2015</text:span></text:p>
            <text:p><text:span text:style-name="T3"/></text:p>
            <text:p><text:span text:style-name="T4">Cluster_distance:</text:span><text:span text:style-name="T12">6</text:span></text:p>
            <text:p><text:span text:style-name="T4">Bottleneck_distance:8</text:span></text:p>
          </draw:text-box>
        </draw:frame>
        <draw:frame draw:style-name="gr1" draw:text-style-name="P2" draw:layer="layout" svg:width="13.493cm" svg:height="9.55cm" svg:x="14.478cm" svg:y="3.15cm">
          <draw:image xlink:href="Pictures/10000000000001FE00000169E2D2220FEEE99CE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32: CL008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693 </text:span><text:span text:style-name="T3">12/03/2015</text:span></text:p>
            <text:p><text:span text:style-name="T1">Receptor:G764 </text:span><text:span text:style-name="T3">24/03/2015</text:span></text:p>
            <text:p><text:span text:style-name="T3"/></text:p>
            <text:p><text:span text:style-name="T4">Cluster_distance:</text:span><text:span text:style-name="T12">10</text:span></text:p>
            <text:p><text:span text:style-name="T4">Bottleneck_distance:11</text:span></text:p>
          </draw:text-box>
        </draw:frame>
        <draw:frame draw:style-name="gr1" draw:text-style-name="P2" draw:layer="layout" svg:width="13.493cm" svg:height="9.498cm" svg:x="14.478cm" svg:y="3.189cm">
          <draw:image xlink:href="Pictures/10000000000001FE000001679B875C381F9BD42A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:CL005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14 </text:span><text:span text:style-name="T3">07/05/2014</text:span></text:p>
            <text:p><text:span text:style-name="T1">Receptor:G815 </text:span><text:span text:style-name="T3">10/02/2015</text:span></text:p>
            <text:p><text:span text:style-name="T8"/></text:p>
            <text:p><text:span text:style-name="T4">Cluster_distance:</text:span><text:span text:style-name="T12">1</text:span></text:p>
            <text:p><text:span text:style-name="T4">Bottleneck_distance:2</text:span></text:p>
          </draw:text-box>
        </draw:frame>
        <draw:frame draw:style-name="gr1" draw:text-style-name="P2" draw:layer="layout" svg:width="13.702cm" svg:height="10.598cm" svg:x="14.224cm" svg:y="3.372cm">
          <draw:image xlink:href="Pictures/10000000000002EA00000241ADECD910AB7F456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:CL008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261 </text:span><text:span text:style-name="T3">22/12/2014</text:span></text:p>
            <text:p><text:span text:style-name="T1">Receptor:G693 </text:span><text:span text:style-name="T3">12/03/2015</text:span></text:p>
            <text:p><text:span text:style-name="T3"/></text:p>
            <text:p><text:span text:style-name="T4">Cluster_distance:</text:span><text:span text:style-name="T12">5</text:span></text:p>
            <text:p><text:span text:style-name="T4">Bottleneck_distance:13</text:span></text:p>
          </draw:text-box>
        </draw:frame>
        <draw:frame draw:style-name="gr1" draw:text-style-name="P2" draw:layer="layout" svg:width="14.32cm" svg:height="10.519cm" svg:x="13.68cm" svg:y="3.705cm">
          <draw:image xlink:href="Pictures/10000000000002EA000002244715F5D785353C8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:CL010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76 </text:span><text:span text:style-name="T3">07/03/2014</text:span></text:p>
            <text:p><text:span text:style-name="T1">Receptor:G1180 </text:span><text:span text:style-name="T3">09/09/2015</text:span></text:p>
            <text:p><text:span text:style-name="T3"/></text:p>
            <text:p><text:span text:style-name="T4">Cluster_distance:2</text:span></text:p>
            <text:p><text:span text:style-name="T4">Bottleneck_distance:2</text:span></text:p>
          </draw:text-box>
        </draw:frame>
        <draw:frame draw:style-name="gr1" draw:text-style-name="P2" draw:layer="layout" svg:width="14.732cm" svg:height="10.822cm" svg:x="13.208cm" svg:y="3.556cm">
          <draw:image xlink:href="Pictures/10000000000002EA00000224A727AE21046D9F9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:CL031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271 </text:span><text:span text:style-name="T3">03/11/2014</text:span></text:p>
            <text:p><text:span text:style-name="T1">Receptor:G1775 </text:span><text:span text:style-name="T3">23/12/2015</text:span></text:p>
            <text:p><text:span text:style-name="T3"/></text:p>
            <text:p><text:span text:style-name="T4">Cluster_distance:2</text:span></text:p>
            <text:p><text:span text:style-name="T4">Bottleneck_distance:6</text:span></text:p>
          </draw:text-box>
        </draw:frame>
        <draw:frame draw:style-name="gr1" draw:text-style-name="P2" draw:layer="layout" svg:width="15.228cm" svg:height="11.187cm" svg:x="12.7cm" svg:y="2.794cm">
          <draw:image xlink:href="Pictures/10000000000002EA000002243755F9B4A1EFA94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:CL078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4">Donor:G1494 </text:span><text:span text:style-name="T2">NA</text:span></text:p>
            <text:p><text:span text:style-name="T1">Receptor:G871 </text:span><text:span text:style-name="T3">28/01/2015</text:span></text:p>
            <text:p><text:span text:style-name="T3"/></text:p>
            <text:p><text:span text:style-name="T4">Cluster_distance:2</text:span></text:p>
            <text:p><text:span text:style-name="T4">Bottleneck_distance:5</text:span></text:p>
          </draw:text-box>
        </draw:frame>
        <draw:frame draw:style-name="gr1" draw:text-style-name="P2" draw:layer="layout" svg:width="14.868cm" svg:height="10.922cm" svg:x="13.132cm" svg:y="3.556cm">
          <draw:image xlink:href="Pictures/10000000000002EA00000224019BF3F51688A42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7T12:12:44.435771182</meta:creation-date>
    <dc:date>2020-08-04T12:02:59.762075252</dc:date>
    <meta:editing-duration>PT2H53S</meta:editing-duration>
    <meta:editing-cycles>20</meta:editing-cycles>
    <meta:generator>LibreOffice/6.0.7.3$Linux_X86_64 LibreOffice_project/00m0$Build-3</meta:generator>
    <meta:document-statistic meta:object-count="227"/>
  </office:meta>
</office:document-meta>
</file>